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-color="#dc230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178cm" draw:marker-end-width="0.178cm" draw:stroke-linejoin="miter" draw:fill="none" draw:fill-color="#ffffff" draw:textarea-horizontal-align="left" draw:textarea-vertical-align="middle" draw:auto-grow-height="false" fo:padding-top="0.09cm" fo:padding-bottom="0.09cm" fo:padding-left="0.21cm" fo:padding-right="0.21cm" fo:wrap-option="no-wrap" draw:shadow="hidden"/>
    </style:style>
    <style:style style:name="gr8" style:family="graphic" style:parent-style-name="standard">
      <style:graphic-properties draw:stroke="solid" svg:stroke-width="0.051cm" svg:stroke-color="#000000" draw:marker-start-width="0.203cm" draw:marker-end-width="0.203cm" draw:stroke-linejoin="miter" draw:fill="none" draw:fill-color="#ffffff" draw:textarea-horizontal-align="left" draw:textarea-vertical-align="middle" draw:auto-grow-height="false" fo:padding-top="0.09cm" fo:padding-bottom="0.09cm" fo:padding-left="0.21cm" fo:padding-right="0.21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152cm" svg:stroke-color="#000000" draw:marker-start-width="0cm" draw:marker-end-width="0cm" draw:stroke-linejoin="miter" draw:fill="none" draw:fill-color="#ffffff" draw:textarea-horizontal-align="left" draw:textarea-vertical-align="middle" draw:auto-grow-height="false" fo:padding-top="0.03cm" fo:padding-bottom="0.03cm" fo:padding-left="0.15cm" fo:padding-right="0.15cm" fo:wrap-option="no-wrap" draw:shadow="hidden"/>
    </style:style>
    <style:style style:name="gr11" style:family="graphic" style:parent-style-name="standard">
      <style:graphic-properties draw:stroke="solid" svg:stroke-width="0.051cm" svg:stroke-color="#000000" draw:marker-start="Symmetric_20_Arrow" draw:marker-start-width="0.33cm" draw:marker-start-center="false" draw:marker-end="Symmetric_20_Arrow" draw:marker-end-width="0.33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201cm" fo:min-width="0.11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0.372cm" fo:min-width="0.394cm" fo:padding-top="0.13cm" fo:padding-bottom="0.13cm" fo:padding-left="0.25cm" fo:padding-right="0.25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style:paragraph-properties text:enable-numbering="false" fo:margin-left="0cm" fo:margin-right="0cm" fo:text-indent="0cm" style:writing-mode="lr-tb"/>
      <style:text-properties fo:font-size="8pt" style:font-size-asian="8pt" style:font-size-complex="8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-33% 58%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-33% 58%" fo:font-size="12pt" style:font-size-asian="12pt" style:font-size-complex="12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10" style:family="text">
      <style:text-properties style:text-position="-25% 58%" fo:font-size="8pt" fo:language="en" fo:country="US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2.646cm" svg:height="2.514cm" svg:x="4.635cm" svg:y="7.011cm">
          <text:p/>
        </draw:ellipse>
        <draw:rect draw:style-name="gr2" draw:text-style-name="P1" draw:layer="layout" svg:width="4.192cm" svg:height="1.773cm" svg:x="3.865cm" svg:y="4.161cm">
          <text:p/>
        </draw:rect>
        <draw:frame draw:style-name="gr3" draw:text-style-name="P3" draw:layer="layout" svg:width="4.494cm" svg:height="1.3cm" svg:x="3.705cm" svg:y="4.342cm">
          <draw:text-box>
            <text:p text:style-name="P2"><text:span text:style-name="T1">Heat reservoir at</text:span></text:p>
            <text:p text:style-name="P2"><text:span text:style-name="T1">high temperature </text:span><text:span text:style-name="T2">T</text:span><text:span text:style-name="T3">1</text:span></text:p>
          </draw:text-box>
        </draw:frame>
        <draw:frame draw:style-name="gr4" draw:text-style-name="P4" draw:layer="layout" svg:width="2.644cm" svg:height="2.147cm" svg:x="4.643cm" svg:y="7.267cm">
          <draw:text-box>
            <text:p text:style-name="P2"><text:span text:style-name="T1">Engine</text:span></text:p>
            <text:p text:style-name="P2"><text:span text:style-name="T1">containing</text:span></text:p>
            <text:p text:style-name="P2"><text:span text:style-name="T1">working</text:span></text:p>
            <text:p text:style-name="P2"><text:span text:style-name="T1">fluid</text:span></text:p>
          </draw:text-box>
        </draw:frame>
        <draw:line draw:style-name="gr5" draw:text-style-name="P1" draw:layer="layout" svg:x1="5.969cm" svg:y1="5.941cm" svg:x2="5.969cm" svg:y2="6.985cm">
          <text:p/>
        </draw:line>
        <draw:rect draw:style-name="gr6" draw:text-style-name="P1" draw:layer="layout" svg:width="4.192cm" svg:height="1.773cm" svg:x="9.665cm" svg:y="7.376cm">
          <text:p/>
        </draw:rect>
        <draw:line draw:style-name="gr5" draw:text-style-name="P1" draw:layer="layout" svg:x1="7.28cm" svg:y1="8.269cm" svg:x2="9.638cm" svg:y2="8.255cm">
          <text:p/>
        </draw:line>
        <draw:frame draw:style-name="gr3" draw:text-style-name="P6" draw:layer="layout" svg:width="3.36cm" svg:height="0.725cm" svg:x="10.186cm" svg:y="7.87cm">
          <draw:text-box>
            <text:p text:style-name="P5"><text:span text:style-name="T1">Surroundings</text:span></text:p>
          </draw:text-box>
        </draw:frame>
        <draw:rect draw:style-name="gr6" draw:text-style-name="P1" draw:layer="layout" svg:width="4.192cm" svg:height="1.773cm" svg:x="3.879cm" svg:y="10.605cm">
          <text:p/>
        </draw:rect>
        <draw:line draw:style-name="gr5" draw:text-style-name="P1" draw:layer="layout" svg:x1="5.969cm" svg:y1="9.541cm" svg:x2="5.969cm" svg:y2="10.585cm">
          <text:p/>
        </draw:line>
        <draw:frame draw:style-name="gr3" draw:text-style-name="P3" draw:layer="layout" svg:width="4.323cm" svg:height="1.3cm" svg:x="3.806cm" svg:y="10.844cm">
          <draw:text-box>
            <text:p text:style-name="P2"><text:span text:style-name="T1">Heat reservoir at low temperature </text:span><text:span text:style-name="T2">T</text:span><text:span text:style-name="T3">2</text:span></text:p>
          </draw:text-box>
        </draw:frame>
        <draw:frame draw:style-name="gr4" draw:text-style-name="P7" draw:layer="layout" svg:width="2.136cm" svg:height="0.725cm" svg:x="7.256cm" svg:y="7.504cm">
          <draw:text-box>
            <text:p text:style-name="P5"><text:span text:style-name="T4">Work |</text:span><text:span text:style-name="T5">w</text:span><text:span text:style-name="T4">|</text:span></text:p>
          </draw:text-box>
        </draw:frame>
        <draw:frame draw:style-name="gr4" draw:text-style-name="P7" draw:layer="layout" svg:width="1.527cm" svg:height="0.725cm" svg:x="7.514cm" svg:y="8.291cm">
          <draw:text-box>
            <text:p text:style-name="P5"><text:span text:style-name="T5">w</text:span><text:span text:style-name="T4"> &lt; 0</text:span></text:p>
          </draw:text-box>
        </draw:frame>
        <draw:frame draw:style-name="gr4" draw:text-style-name="P7" draw:layer="layout" svg:width="1.92cm" svg:height="0.725cm" svg:x="2.832cm" svg:y="7.715cm">
          <draw:text-box>
            <text:p text:style-name="P5"><text:span text:style-name="T4">System</text:span></text:p>
          </draw:text-box>
        </draw:frame>
        <draw:frame draw:style-name="gr4" draw:text-style-name="P7" draw:layer="layout" svg:width="1.594cm" svg:height="0.826cm" svg:x="6.215cm" svg:y="6.092cm">
          <draw:text-box>
            <text:p text:style-name="P5"><text:span text:style-name="T5">q</text:span><text:span text:style-name="T6">1</text:span><text:span text:style-name="T4"> &gt; 0</text:span></text:p>
          </draw:text-box>
        </draw:frame>
        <draw:frame draw:style-name="gr4" draw:text-style-name="P7" draw:layer="layout" svg:width="5.577cm" svg:height="0.826cm" svg:x="0.414cm" svg:y="6.063cm">
          <draw:text-box>
            <text:p text:style-name="P5"><text:span text:style-name="T4">Heat |</text:span><text:span text:style-name="T5">q</text:span><text:span text:style-name="T7">1</text:span><text:span text:style-name="T4">| enters the system</text:span></text:p>
          </draw:text-box>
        </draw:frame>
        <draw:frame draw:style-name="gr4" draw:text-style-name="P7" draw:layer="layout" svg:width="1.594cm" svg:height="0.826cm" svg:x="6.215cm" svg:y="9.592cm">
          <draw:text-box>
            <text:p text:style-name="P5"><text:span text:style-name="T5">q</text:span><text:span text:style-name="T6">2</text:span><text:span text:style-name="T4"> &lt; 0</text:span></text:p>
          </draw:text-box>
        </draw:frame>
        <draw:frame draw:style-name="gr4" draw:text-style-name="P7" draw:layer="layout" svg:width="5.628cm" svg:height="0.826cm" svg:x="0.414cm" svg:y="9.663cm">
          <draw:text-box>
            <text:p text:style-name="P5"><text:span text:style-name="T4">Heat |</text:span><text:span text:style-name="T5">q</text:span><text:span text:style-name="T6">2</text:span><text:span text:style-name="T4">| leaves the system</text:span></text:p>
          </draw:text-box>
        </draw:frame>
        <draw:frame draw:style-name="gr4" draw:text-style-name="P7" draw:layer="layout" svg:width="6.412cm" svg:height="0.725cm" svg:x="8.614cm" svg:y="6.563cm">
          <draw:text-box>
            <text:p text:style-name="P5"><text:span text:style-name="T4">Work done on the surroundings</text:span></text:p>
          </draw:text-box>
        </draw:frame>
        <draw:line draw:style-name="gr6" draw:text-style-name="P1" draw:layer="layout" svg:x1="8.96cm" svg:y1="10.09cm" svg:x2="8.96cm" svg:y2="13.251cm">
          <text:p/>
        </draw:line>
        <draw:line draw:style-name="gr6" draw:text-style-name="P1" draw:layer="layout" svg:x1="8.96cm" svg:y1="10.091cm" svg:x2="14.125cm" svg:y2="10.09cm">
          <text:p/>
        </draw:line>
        <draw:line draw:style-name="gr7" draw:text-style-name="P8" draw:layer="layout" svg:x1="12.105cm" svg:y1="10.397cm" svg:x2="12.109cm" svg:y2="12.203cm">
          <text:p/>
        </draw:line>
        <draw:line draw:style-name="gr8" draw:text-style-name="P8" draw:layer="layout" svg:x1="13.121cm" svg:y1="10.411cm" svg:x2="13.125cm" svg:y2="12.203cm">
          <text:p/>
        </draw:line>
        <draw:line draw:style-name="gr8" draw:text-style-name="P8" draw:layer="layout" svg:x1="12.088cm" svg:y1="10.404cm" svg:x2="13.139cm" svg:y2="10.409cm">
          <text:p/>
        </draw:line>
        <draw:custom-shape draw:style-name="gr9" draw:text-style-name="P9" draw:layer="layout" svg:width="0.995cm" svg:height="0.498cm" svg:x="12.102cm" svg:y="11.38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2.658cm" svg:y1="11.901cm" svg:x2="12.659cm" svg:y2="12.57cm">
          <text:p/>
        </draw:line>
        <draw:line draw:style-name="gr11" draw:text-style-name="P8" draw:layer="layout" svg:x1="12.746cm" svg:y1="10.492cm" svg:x2="12.746cm" svg:y2="11.338cm">
          <text:p/>
        </draw:line>
        <draw:custom-shape draw:style-name="gr12" draw:text-style-name="P10" draw:layer="layout" svg:width="0.693cm" svg:height="0.579cm" svg:x="12.033cm" svg:y="10.458cm">
          <text:p text:style-name="P5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917cm" svg:height="0.632cm" svg:x="11.822cm" svg:y="12.14cm">
          <text:p text:style-name="P5"><text:span text:style-name="T9">P</text:span><text:span text:style-name="T10">ext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.644cm" svg:height="0.569cm" svg:x="11.312cm" svg:y="12.671cm">
          <draw:text-box>
            <text:p text:style-name="P5"><text:span text:style-name="T11">Piston &amp; cylinder</text:span></text:p>
          </draw:text-box>
        </draw:frame>
        <draw:frame draw:style-name="gr4" draw:text-style-name="P12" draw:layer="layout" svg:width="2.157cm" svg:height="0.725cm" svg:x="9.232cm" svg:y="11.216cm">
          <draw:text-box>
            <text:p text:style-name="P5"><text:span text:style-name="T1">System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Jussi Eloranta</meta:initial-creator>
    <meta:creation-date>2008-05-20T08:37:19</meta:creation-date>
    <dc:creator>Jussi Eloranta</dc:creator>
    <dc:date>2009-09-24T14:26:22</dc:date>
    <meta:editing-cycles>23</meta:editing-cycles>
    <meta:editing-duration>PT07H27M34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